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text-properties style:font-name="Calibri1" fo:language="pl" fo:country="PL"/>
    </style:style>
    <style:style style:name="P5" style:family="paragraph" style:parent-style-name="Standard">
      <style:paragraph-properties fo:text-align="start" style:justify-single-word="false"/>
      <style:text-properties style:font-name="Calibri1"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start"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paragraph-properties fo:text-align="center" style:justify-single-word="false"/>
      <style:text-properties style:font-name="Calibri1" fo:language="pl" fo:country="PL"/>
    </style:style>
    <style:style style:name="P11" style:family="paragraph" style:parent-style-name="Text_20_body">
      <style:paragraph-properties fo:text-align="start" style:justify-single-word="false"/>
      <style:text-properties style:font-name="Calibri1" fo:language="pl" fo:country="PL"/>
    </style:style>
    <style:style style:name="P12" style:family="paragraph" style:parent-style-name="Text_20_body">
      <style:text-properties style:font-name="Calibri" fo:language="pl" fo:country="PL"/>
    </style:style>
    <style:style style:name="P13" style:family="paragraph" style:parent-style-name="Text_20_body">
      <style:paragraph-properties fo:text-align="center" style:justify-single-word="false"/>
      <style:text-properties style:font-name="Calibri" fo:language="pl" fo:country="PL"/>
    </style:style>
    <style:style style:name="P14" style:family="paragraph" style:parent-style-name="Text_20_body">
      <style:paragraph-properties fo:text-align="center" style:justify-single-word="false"/>
      <style:text-properties style:font-name="Calibri2" fo:language="pl" fo:country="PL"/>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Heading" style:master-page-name="Standard">
      <style:paragraph-properties style:page-number="auto"/>
      <style:text-properties fo:language="pl" fo:country="PL"/>
    </style:style>
    <style:style style:name="P24" style:family="paragraph" style:parent-style-name="Heading_20_2">
      <style:text-properties fo:language="pl" fo:country="PL"/>
    </style:style>
    <style:style style:name="P25" style:family="paragraph" style:parent-style-name="Heading_20_2">
      <style:text-properties style:font-name="Calibri1"/>
    </style:style>
    <style:style style:name="P26" style:family="paragraph" style:parent-style-name="Heading_20_2">
      <style:paragraph-properties fo:break-before="page"/>
      <style:text-properties fo:language="pl" fo:country="PL"/>
    </style:style>
    <style:style style:name="P27" style:family="paragraph" style:parent-style-name="Heading_20_2" style:list-style-name="WWNum4">
      <style:paragraph-properties fo:break-before="page"/>
      <style:text-properties fo:language="pl" fo:country="PL"/>
    </style:style>
    <style:style style:name="P28" style:family="paragraph" style:parent-style-name="Heading_20_3">
      <style:text-properties fo:language="pl" fo:country="PL"/>
    </style:style>
    <style:style style:name="P29" style:family="paragraph" style:parent-style-name="List_20_Paragraph" style:list-style-name="WWNum1">
      <style:text-properties fo:language="pl" fo:country="PL"/>
    </style:style>
    <style:style style:name="P30" style:family="paragraph" style:parent-style-name="List_20_Paragraph" style:list-style-name="WWNum2">
      <style:text-properties fo:language="pl" fo:country="PL"/>
    </style:style>
    <style:style style:name="P31" style:family="paragraph" style:parent-style-name="Text_20_body">
      <style:text-properties style:font-name="Calibri1"/>
    </style:style>
    <style:style style:name="P3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alibri1"/>
    </style:style>
    <style:style style:name="T16" style:family="text">
      <style:text-properties style:font-name="Calibri1" fo:background-color="#ffff00"/>
    </style:style>
    <style:style style:name="T17" style:family="text">
      <style:text-properties style:font-name="Calibri1" fo:font-style="italic" style:font-style-asian="italic" style:font-style-complex="italic"/>
    </style:style>
    <style:style style:name="T18" style:family="text">
      <style:text-properties style:font-name="Calibri1" fo:background-color="transparent"/>
    </style:style>
    <style:style style:name="T19"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Orły na Krymie – tom I, „Elekcja Inaczej”</text:p>
      <text:list xml:id="list216680911490156346" text:style-name="Outline">
        <text:list-item>
          <text:h text:style-name="P24"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4598437" text:continue-numbering="true" text:style-name="Outline">
        <text:list-item>
          <text:h text:style-name="P24" text:outline-level="1">Czego jeszcze potrzebujemy</text:h>
        </text:list-item>
      </text:list>
      <text:list xml:id="list2120527648695534707" text:style-name="WWNum1">
        <text:list-item>
          <text:p text:style-name="P29"><text:s/>przeczytać początek wątku „Elekcja 1673 inaczej”</text:p>
        </text:list-item>
        <text:list-item>
          <text:p text:style-name="P29">Dowiedzieć się więcej o organizacji wojsk Rzeczypospolitej w 2-giej poł. XVII wieku</text:p>
          <text:list>
            <text:list-item>
              <text:p text:style-name="P29">Źródłem może być gra wojenna „Ogniem i Mieczem”</text:p>
            </text:list-item>
          </text:list>
        </text:list-item>
        <text:list-item>
          <text:p text:style-name="P29">Dowiedzieć się więcej o wojnie Polsko-Tureckiej od 1672 roku</text:p>
        </text:list-item>
        <text:list-item>
          <text:p text:style-name="P29">Dowiedzieć się więcej o zwyczajach Rzeczypospolitej Szlacheckiej z 2-giej poł. XVII wieku, źródła:</text:p>
          <text:list>
            <text:list-item>
              <text:p text:style-name="P29">Strona internetowa Kadrinazi</text:p>
            </text:list-item>
            <text:list-item>
              <text:p text:style-name="P29">„Encyklopedia Staropolska” Glogera – może jest na internecie</text:p>
            </text:list-item>
            <text:list-item>
              <text:p text:style-name="P29">„Pamiętniki” Jana Chryzostoma Paska – może jest na internecie – jest w Google Books</text:p>
            </text:list-item>
            <text:list-item>
              <text:p text:style-name="P29">„Listy do Marysieńki” Króla Jana III Sobieskiego – może są na internecie</text:p>
            </text:list-item>
          </text:list>
        </text:list-item>
        <text:list-item>
          <text:p text:style-name="P29">Ewentualnie porozumieć się z głównymi uczestnikami wątku</text:p>
        </text:list-item>
      </text:list>
      <text:list xml:id="list34579984" text:continue-list="list34598437" text:style-name="Outline">
        <text:list-item>
          <text:h text:style-name="P24" text:outline-level="1">Postaci</text:h>
          <text:list>
            <text:list-item>
              <text:list>
                <text:list-item>
                  <text:h text:style-name="P28"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4576525" text:continue-numbering="true" text:style-name="Outline">
        <text:list-item>
          <text:list>
            <text:list-item>
              <text:list>
                <text:list-item>
                  <text:h text:style-name="P28"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4584082" text:continue-numbering="true" text:style-name="Outline">
        <text:list-item>
          <text:list>
            <text:list-item>
              <text:list>
                <text:list-item>
                  <text:h text:style-name="P28" text:outline-level="3">Charakterystyka postaci</text:h>
                </text:list-item>
              </text:list>
            </text:list-item>
          </text:list>
        </text:list-item>
      </text:list>
      <text:p text:style-name="P1"><text:span text:style-name="T12">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2">Jakub Ostrowski</text:span> – ojciec Stefana, gospodarzy w Ostrowicach na Mazowszu, których to Ostrowic ma część. Ukrywa haniebną kartę z czasów Potopu, kiedy to jako jeden z pierwszych przeszedł na stronę Karola Gustawa. </text:p>
      <text:p text:style-name="P1"><text:span text:style-name="T12">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34599815" text:continue-numbering="true" text:style-name="Outline">
        <text:list-item>
          <text:h text:style-name="P24"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4593349" text:continue-numbering="true" text:style-name="Outline">
        <text:list-item>
          <text:list>
            <text:list-item>
              <text:list>
                <text:list-item>
                  <text:h text:style-name="P28" text:outline-level="3">Pytania do tego co już napisaliśmy</text:h>
                </text:list-item>
              </text:list>
            </text:list-item>
          </text:list>
        </text:list-item>
      </text:list>
      <text:list xml:id="list8966809962747520926" text:style-name="WWNum2">
        <text:list-item>
          <text:p text:style-name="P30">Jakie były działania wojsk polskich prowadzonych przez Hetmana Wlk. na Podolu podczas i tuż po oblężeniu Kamieńca? -&gt; Wyprawa Przeciwko Czambułom</text:p>
        </text:list-item>
        <text:list-item>
          <text:p text:style-name="P30">Kto mógł dowodzić silnym podjazdem, jakie były jego cele i dalsze losy? -&gt; Pośrednio Strażnik Kornny Bidziński, bezpośrednio pan Pruszkowski</text:p>
        </text:list-item>
        <text:list-item>
          <text:p text:style-name="P30">Jak wyglądały działania wojenne podczas elekcji? -&gt; rozejm Buczacki, konfederacja Gołąbska</text:p>
        </text:list-item>
        <text:list-item>
          <text:p text:style-name="P30">Jak wyglądały działania wojenne po elekcji? -&gt; Oblężenie Lwowa i Trembowli (nie jest ważne bo już nastąpił POD)</text:p>
        </text:list-item>
      </text:list>
      <text:p text:style-name="P1"/>
      <text:list xml:id="list34596138" text:continue-list="list34593349" text:style-name="Outline">
        <text:list-item>
          <text:list>
            <text:list-item>
              <text:list>
                <text:list-item>
                  <text:h text:style-name="P28"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5882781313695722271" text:style-name="WWNum4">
        <text:list-item>
          <text:h text:style-name="P27"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6">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text:soft-page-break/>-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 Nie bójcie się, już nikt nie będzie was bił. Idźcie do gościńca i potem do Krasnobrodu, na lewo. Tam już tylko nasze wojska i pan hetman, nie ma już Tatarów.</text:p>
      <text:p text:style-name="P18"/>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P18"/>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8">- Tatarów usiec musimy, co ciężką są dla ludu naszej ziemi plagą... Potem zasię może co i na Turkach zdobędziemy?</text:p>
      <text:p text:style-name="P18">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91</dc:date><text:p text:style-name="P32"><text:span text:style-name="T19">Sprawdź czy znajdzie się lepsze sformułowanie</text:span></text:p></office:annotation><text:span text:style-name="T8">się godzi</text:span><office:annotation-end office:name="__Annotation__2309_2028586140"/><text:span text:style-name="T8">.</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5">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5">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5">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text:soft-page-break/>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4599397" text:continue-list="list34596138" text:style-name="Outline">
        <text:list-item text:start-value="2">
          <text:h text:style-name="P26" text:outline-level="1" text:restart-numbering="true" text:start-value="-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18">-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absolutum dominium na sposób francuski chce wprowadzić – rozważał pan Wiśniewski.</text:p>
      <text:p text:style-name="P18">- absolutum dominium 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z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text:soft-page-break/>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P18">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6"/>
      <text:p text:style-name="P17">* <text:s/>* <text:s/>*</text:p>
      <text:p text:style-name="P16"/>
      <text:p text:style-name="P16">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text:soft-page-break/>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6">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6"><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6"><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18"><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8"><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8"><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8"><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6">- Twój syn jak statysta przemawia - wtrącił jeden z krewnych - dobrze synów w świat wysyłać.</text:p>
      <text:p text:style-name="P16">- Chcesz abyśmy z panem Sobieskim trzymali, a przecie to jeden z możnych magnatów, co własną politykę uprawiają</text:p>
      <text:p text:style-name="P16">- Chcę abyśmy z Sobieskim trzymali, bo on jeden ojczyznę broni, gdy nawet król z inszymi możnymi rodami trzyma i politykę ich prowadzi.</text:p>
      <text:p text:style-name="P16">- Prawda to, króla-śmy wybrali Piasta aby ze szlachtą trzyma i jej praw bronił, a on litewskimi magnatami trzyma a z Habsburgami się znosi - podniosły się głosy.</text:p>
      <text:p text:style-name="P6">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97</dc:date><text:p text:style-name="P32"><text:span text:style-name="T19">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97</dc:date><text:p text:style-name="P32"><text:span text:style-name="T19">Sformułowanie anachroniczne</text:span></text:p></office:annotation><text:span text:style-name="T3">bycie tubą propagandową</text:span><office:annotation-end office:name="__Annotation__2400_2028586140"/><text:span text:style-name="T3"> hetmana wielkiego.</text:span></text:p>
      <text:p text:style-name="P16">- to nawet dobrze, przecie pan Sobieski wierny jest temu, co głosi, dla ojczyzny się poświęca - odparł 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10">* * *</text:p>
      <text:p text:style-name="P10"/>
      <text:p text:style-name="P6">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6"><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6"><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18"><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18"><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18"><text:span text:style-name="T3">- </text:span><text:span text:style-name="T7">Co mi po tej obronie? Samowola Pana Wojewody za ord</text:span><text:span text:style-name="T3">ę</text:span><text:span text:style-name="T7"> mi stanie...</text:span></text:p>
      <text:p text:style-name="P6"><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6">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6">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18"><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18"><text:span text:style-name="T7">-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18"><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6">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2"/>
      <text:p text:style-name="P18"><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18"><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18"><text:span text:style-name="T3">- Czy planuje wasza dostojno</text:span><text:span text:style-name="T3">ść</text:span><text:span text:style-name="T3"> kontrowersyjne posuni</text:span><text:span text:style-name="T3">ę</text:span><text:span text:style-name="T3">cia?</text:span></text:p>
      <text:p text:style-name="P18">-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6"><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6"><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9"/>
      <text:p text:style-name="P1"/>
      <text:list xml:id="list34587561" text:continue-numbering="true" text:style-name="Outline">
        <text:list-item>
          <text:h text:style-name="P26" text:outline-level="1"/>
        </text:list-item>
      </text:list>
      <text:p text:style-name="P6">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 - odparł Pac.</text:p>
      <text:p text:style-name="P16">-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P18">- Wołosi są z nami! - Wyczy<text:span text:style-name="T3">ń</text:span><text:span text:style-name="T7">ski przybieg</text:span><text:span text:style-name="T3">ł</text:span><text:span text:style-name="T7"> z nowin</text:span><text:span text:style-name="T3">ą</text:span><text:span text:style-name="T7">.</text:span></text:p>
      <text:p text:style-name="P18"><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18"><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16">- Ruszmy im na pomoc, dalibóg, oni tam okop za nas zdobędą! - niecierpliwił się pocztowy Wyczyński</text:p>
      <text:p text:style-name="P16">- Stać, na rozkaz hetmana jegomości czekamy! - Starczyński powstrzymywał co chwila swych podkomendnych.</text:p>
      <text:p text:style-name="P9"/>
      <text:p text:style-name="P9">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9"/>
      <text:p text:style-name="P9">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9"/>
      <text:p text:style-name="P9"><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9"/>
      <text:p text:style-name="P9"/>
      <text:p text:style-name="P9"/>
      <text:list xml:id="list34580320" text:continue-numbering="true" text:style-name="Outline">
        <text:list-item>
          <text:h text:style-name="P26" text:outline-level="1"/>
        </text:list-item>
      </text:list>
      <text:p text:style-name="P6">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9">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ne c'est pas,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Liberum Veto jest jednak fundamentem wolności naszych - rzekł Jan Andrzej Morsztyn - w naszej Rzeczypospolitej, która jest domem dla wielu różnych prowincji, jest taki instrument potrzebny, bo inaczej absolutum dominium grozi, jak dowodzi pan Fredro.</text:p>
      <text:p text:style-name="P16">- To może Liberum Veto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4">pact</text:span><text:span text:style-name="T6">ó</text:span><text:span text:style-name="T14">w convent</text:span><text:span text:style-name="T6">ó</text:span><text:span text:style-name="T14">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Primo, młodzieniec wychowany do rządzenia będzie wiedział jak rządzić w tym kraju. Secundo, żaden z naszych sąsiadów nie będzie się mieszał do elekcji.</text:p>
      <text:p text:style-name="P16">- Waść nam to z matematyczną precyzją zalety wyłożysz, a tu trzeba elektorów na Woli przekonać.</text:p>
      <text:p text:style-name="P9">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6">- I jak przyjdzie czas, z głosowania wyłączymy - wtrącił wojewoda Jabłonowski.</text:p>
      <text:p text:style-name="P6"><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6">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16"/>
      <text:p text:style-name="P10">* * *</text:p>
      <text:p text:style-name="P11">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18"><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18"><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18"><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18"><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6"><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2"/>
      <text:p text:style-name="P13">* * *</text:p>
      <text:p text:style-name="P13"/>
      <text:p text:style-name="P7"><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oft-page-break/><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oft-page-break/><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10"/>
      <text:p text:style-name="P19"/>
      <text:p text:style-name="P19"/>
      <text:list xml:id="list34599343" text:continue-numbering="true" text:style-name="Outline">
        <text:list-item>
          <text:h text:style-name="P26" text:outline-level="1"/>
        </text:list-item>
      </text:list>
      <text:p text:style-name="P6">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18"><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18"><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1"><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18"><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18"><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18"><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9">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6"><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18"><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0"/>
      <text:p text:style-name="P14">* * *</text:p>
      <text:p text:style-name="P20"/>
      <text:p text:style-name="P6"><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18"><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18"><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18"><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0"/>
      <text:p text:style-name="P14">* * *</text:p>
      <text:p text:style-name="P20"/>
      <text:p text:style-name="P6"><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4">* * *</text:p>
      <text:p text:style-name="P20"/>
      <text:p text:style-name="P6"><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9">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9">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9"/>
      <text:p text:style-name="P14">* * *</text:p>
      <text:p text:style-name="P20"/>
      <text:p text:style-name="P9">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4">* * *</text:p>
      <text:p text:style-name="P20"/>
      <text:p text:style-name="P7"><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oft-page-break/><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18"><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11">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4">* * *</text:p>
      <text:p text:style-name="P20"/>
      <text:p text:style-name="P6">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9">Jeden z klęczących za dziwną bronią żołnierzy odpowiedział:</text:p>
      <text:p text:style-name="P16">- pan Kasztelan kazał!</text:p>
      <text:p text:style-name="P9">A drugi dodał:</text:p>
      <text:p text:style-name="P16">- niech żyje pan Kasztelan!</text:p>
      <text:p text:style-name="P9">Wódz naczelny pokiwał smutno głową. Już wiedział, że jego planów naprawy Rzeczypospolitej nie da się zrealizować bez rozlewu krwi bratniej...</text:p>
      <text:p text:style-name="P9"/>
      <text:list xml:id="list34600154" text:continue-numbering="true" text:style-name="Outline">
        <text:list-item>
          <text:h text:style-name="P26" text:outline-level="1"/>
        </text:list-item>
      </text:list>
      <text:p text:style-name="P6">„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9">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9">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9">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9">No cóż, czas zakończyć te dywagacje i wkroczyć na elekcję.</text:p>
      <text:p text:style-name="P16"/>
      <text:p text:style-name="P14">* * *</text:p>
      <text:p text:style-name="P20"/>
      <text:p text:style-name="P9">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9">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9">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9">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9">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9">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4">* * *</text:p>
      <text:p text:style-name="P20"/>
      <text:p text:style-name="P9">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Jakże to, senatorów bijać mamy?”</text:p>
      <text:p text:style-name="P15">„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Krew się poleje!”</text:p>
      <text:p text:style-name="P15">„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8">Odpowiedź Ostrowskiego była jednoznaczna, mimo że przyszła mu z trudem.</text:p>
      <text:p text:style-name="P8"/>
      <text:p text:style-name="P14">* * *</text:p>
      <text:p text:style-name="P16"/>
      <text:p text:style-name="P9">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9">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4">* * *</text:p>
      <text:p text:style-name="P16"/>
      <text:p text:style-name="Text_20_body">Towarzysz pancerny Wyczha przyprowadzi<text:span text:style-name="T3">ł</text:span><text:span text:style-name="T7"> z</text:span><text:span text:style-name="T3">biega, z wyglądu zwykłego litewskiego szlachciurę, do swego dowódcy.</text:span></text:p>
      <text:p text:style-name="P16">„Mości poruczniku, otośmy tego szlachcia złapali, jak przez Wisłę się przeprawił i najwyraźniej po kryjomu na Litwę zmierzał.”</text:p>
      <text:p text:style-name="P16">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A co to nam do tego, że jakiś szlachcic przez Wisłę się przeprawia? Wola jego.”</text:p>
      <text:p text:style-name="P16">Wyczha nie dawał za wygraną: „Jaśnie pan hetman baczenie dawać kazał...”</text:p>
      <text:p text:style-name="P16">„To dajemy baczenie, zobaczyliśmy owego jegomościa, a teraz nic nam do niego. Puścić!”</text:p>
      <text:p text:style-name="P16">Wyczha wrócił do swoich pocztowych, trzymających zbiega: „Jazda, wasze, uchodźcie do Pińska, czy do Diabła, jaka tam Wasza wola.” </text:p>
      <text:p text:style-name="P16"/>
      <text:p text:style-name="P14">*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8">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Napijmy się zatem, mości poruczniku, za to spotkanie, w jakże trudnych czasach”, rzekł pan Starczyński.</text:p>
      <text:p text:style-name="P15">„Napijmy się, mości poruczniku”, odpowiedział pan Ostrowski, „aby ta elekcja lepsze czasy przyniosła”.</text:p>
      <text:p text:style-name="P15">„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5">„No ale jakże to, liberum veto na sejmie elekcyjnym, jakiegoś króla przecie wybrać trzeba”, zdziwił się pan Ostrowski, „a to już ponad miesiąc dyskutują, nie bardzo wiem o czym”.</text:p>
      <text:p text:style-name="P15">„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Opowiedzże waść, jak to z tą konfederacją?”, kontynuowa<text:span text:style-name="T3">ł</text:span> Ostrowski.</text:p>
      <text:p text:style-name="P15">„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Bo przecież i Koroniarze i Litwini tam byli?”</text:p>
      <text:p text:style-name="P15">„Tak niby, ale wszyscy wiedzą, że pan hetman Radziwiłł pana hetmana Sobieskiego stronnik. Pan kanclerz litewski Pac był przeciwny konfederacji, ale go nie pytano.”</text:p>
      <text:p text:style-name="P15">„A Pan hetman wielki litewski?”</text:p>
      <text:p text:style-name="P15">„Tego... nie było chyba... ale pewnie też by nie pochwalił konfederacji...” Tu przerwał pan Starczyński i napił się miodu. „To przednia sprawa, że takie miody tu mają, o i wino też! Nie masz wina nad węgrzyna!”</text:p>
      <text:p text:style-name="P15">„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4">salvator</text:span>, i na pohybel Turkom i magnatom!”</text:p>
      <text:p text:style-name="P15">„Turkom na pohybel!”, odpowiedzieli zgodnie przyjaciele.</text:p>
      <text:p text:style-name="P15">„No ale powiadaj, wasze, co dalej z tą konfederacją?” dopytywał się Ostrowski, gdy gruby szlachcic poszedł agitować do innych stolików. </text:p>
      <text:p text:style-name="P15"><text:soft-page-break/>„Sejm ma być skonfederowany od jutra, potem ma się dokonać elekcji, a potem ustalić <text:span text:style-name="T14">pacta conventa</text:span>. Ma to uspokoić szlachtę i wykluczyć podejrzenie wyboru króla przez wąskie grono senatorów.”</text:p>
      <text:p text:style-name="P15">„To właśnie jest przecież elekcja <text:span text:style-name="T14">viritim</text:span>, że nie sami senatorowie króla wybierają. Chwalić Boga należy, że na to się zdecydowano.”</text:p>
      <text:p text:style-name="P15">„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 „Zerwać sejm? Zerwać unię? Toż to jest dopiero uzurpacja, jak może kanclerz Pac stawiać się ponad prawem i wolą reszty senatorów? I to mi waszmość jako obronę wolności pokazujecie?”</text:p>
      <text:p text:style-name="P15">„Ja z Pacami nie sympatyzuję, lecz to, co tutaj na elekcji się odbywa, na wolnościach naszych się skrupi. Uwierz mi waszmość, nasz hetman też czystych zamiarów wobec tradycji Rzeczypospolitej nie ma. Jeszcze popamiętamy tę rozmowę.”</text:p>
      <text:p text:style-name="P8"/>
      <text:p text:style-name="P8">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8"/>
      <text:p text:style-name="P8">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5">Sobieski swoim zwyczajem milczał, zaś porywczy Rusin Jabłonowski teraz dopiero odzyskał głos: „Sądem nam tu grozicie? I tak my nad wami tu sąd zrobić możemy, i to teraz!”</text:p>
      <text:p text:style-name="P15">„Bacz do kogo mówisz, wojewodo!” zerwał się Maciej Gosiewski, generał artylerii litewskiej, „jak śmiesz przerywać kanclerzowi wielkiemu!”</text:p>
      <text:p text:style-name="P15">Już się brali do szabel, gdy biskup Trzebicki wpadł między nich, „Pax, pax!” wołając, „świętokradztwo, w niedzielę i w tym miejscu burdy wszczynać, pax powiadam. O zgodzie radźmy, nie o sądach!”</text:p>
      <text:p text:style-name="P15">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8">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5">„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1</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8">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8">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0"><text:soft-page-break/></text:p>
      <text:p text:style-name="P14">* * *</text:p>
      <text:p text:style-name="P20"/>
      <text:p text:style-name="P8">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8"/>
      <text:p text:style-name="P8">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8">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15"><text:soft-page-break/>„Co to za tumult? Bijatyka?”, zaczął pytać dowódca dragonów Sobieskiego, potem ujrzał trupy rozciągnięte na piasku, „Mord na polu elekcji?”</text:p>
      <text:p text:style-name="P15">„Ci oto żołnierze nas pałaszami traktowali...”, rzekł jeden ze szlachty.</text:p>
      <text:p text:style-name="P15">Wiśniowiecki zamierzał milczeć dumnie, lecz nie wytrzymał: „Ta hołota nas napadła...”</text:p>
      <text:p text:style-name="P15">„Hołota? Jaka? Ja widzę, że to wyście tych szlachciców żelazem potraktowali. Kto wy?”</text:p>
      <text:p text:style-name="P15">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p>
      <text:p text:style-name="P15">„Jam jest pułkownik Romain w służbie marszałka wielkiego koronnego jegomości. Mam rozkaz jaśnie pana marszałkowski tumulty tutaj karać. Za wszczęcie tumultu kładę areszt na waszeci.”</text:p>
      <text:p text:style-name="P15">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4">* * *</text:p>
      <text:p text:style-name="P20"/>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8">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8">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Text_20_body"><text:span text:style-name="T3">„Mikołaj Pac rzekł: infułę sobie kupię</text:span><text:span text:style-name="T3">,</text:span></text:p>
      <text:p text:style-name="P8"><text:soft-page-break/>to mi wszyscy czapkować będą: cny biskupie,</text:p>
      <text:p text:style-name="P8">I zbuduję w Wilnie pałac. Z tym pałacem</text:p>
      <text:p text:style-name="P8">stanę się prawdziwym Pacem</text:p>
      <text:p text:style-name="P8">i wart będę brata kanclerza,</text:p>
      <text:p text:style-name="P8">co Rzeczpospolitą sprzeniewierza,</text:p>
      <text:p text:style-name="P8">i brata hetmana, co się modli od rana,</text:p>
      <text:p text:style-name="P8">a dla wielkiej chwały Litwy,</text:p>
      <text:p text:style-name="P8">uciekł od z Turkami bitwy...”</text:p>
      <text:p text:style-name="P8">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8">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8"><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8">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8">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8">Spośród chorągwi podniósł się okrzyk: „Ty nam króluj, rządź i sądź!”</text:p>
      <text:p text:style-name="P8">Sobieski odpowiedział: „Ja na wojnę ruszać mam.”</text:p>
      <text:p text:style-name="P8">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8">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8">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4"><text:soft-page-break/>* * *</text:p>
      <text:p text:style-name="P20"/>
      <text:p text:style-name="P9">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P4">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P5">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P5">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p>
      <text:p text:style-name="P5"><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5"><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2" text:note-class="endnote"><text:note-citation>2</text:note-citation><text:note-body><text:p text:style-name="P22">Przez aklamację wybrano hetmana wielkiego na króla, przez aklamację również zaakceptowano wybór jego syna <text:span text:style-name="T13">vivente rege</text:span>. Był to fakt nadzwyczajny, dla którego jednak był i precedens - koronacja Zygmunta Augusta na kr<text:span text:style-name="T3">ó</text:span><text:span text:style-name="T7">la za </text:span><text:span text:style-name="T3">ż</text:span><text:span text:style-name="T7">ycia jego ojca, Zygmunta Starego.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5"><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4">* * *</text:p>
      <text:p text:style-name="P20"/>
      <text:p text:style-name="P15">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p>
      <text:p text:style-name="P15">„Wolałbyś Waćpan Lotaryńczyka na tronie, albo i samego Habsburga? Rzeczpostolitą jako jeszcze jedną imperium prowincję?”, odparł Ostrowski. </text:p>
      <text:p text:style-name="P15">„Biada temu krajowi, że tylko między wewnętrznym a zagranicznym tyranem ma wybór,” narzekał pan Starczyński.</text:p>
      <text:p text:style-name="P15">„Jedno dobre, że oddzielenia Litwy uniknęliśmy, bo pono to Pacowie knuli”, pocieszał przyjaciela Ostrowski.</text:p>
      <text:p text:style-name="P15">„Tego nie wiesz Waćpan, bo wielu senatorów Litewski, a i hetman wielki pan Pac, na Litwę uszło i teraz tam działać będą. Biada nam, biada!”</text:p>
      <text:p text:style-name="P15"/>
      <text:p text:style-name="P15">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34586861" text:continue-numbering="true" text:style-name="Outline">
        <text:list-item>
          <text:h text:style-name="P25" text:outline-level="1"><text:soft-page-break/></text:h>
        </text:list-item>
      </text:list>
      <text:p text:style-name="P8">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3" text:note-class="endnote"><text:note-citation>3</text:note-citation><text:note-body><text:p text:style-name="P22">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8">Jego Wysokość powitał zgromadzonych senatorów i zasiadł z nimi do stołu założonego różnymi dokumentami. Po prawicy króla zasiadł hetman polny litewski Michał Radziwiłł, po lewicy wojewoda ruski Stanisław Jan Jabłonowski. </text:p>
      <text:p text:style-name="P8">„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P8"><text:span text:style-name="T3">„W kraju spokój aby zapewnić, trzeba wiedzieć najsamprzód, kto się burzy”, rzekł pan generał Kątski, „w wodzów rokoszu uderzyć nam trzeba, nim rokosz rebelią się stanie.”</text:span></text:p>
      <text:p text:style-name="P8"><text:span text:style-name="T3">„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span></text:p>
      <text:p text:style-name="P8">„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8"><text:span text:style-name="T3">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span></text:p>
      <text:p text:style-name="P8"><text:span text:style-name="T3">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span></text:p>
      <text:p text:style-name="P8"><text:span text:style-name="T3">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span></text:p>
      <text:p text:style-name="P8"><text:span text:style-name="T3">Wtrącił Stanisław Herakliusz Lubomirski, marszałkiem nadwornym koronnym w miejsce Sobieskiego świeżo mianowany: „Tedy mamy czas, koronację prawdziwą w Krakowie urządzić.”</text:span></text:p>
      <text:p text:style-name="P8"><text:soft-page-break/><text:span text:style-name="T3">Morsztyn: „Tak, w Krakowie i nowego króla koronować, i starego pochować nam trzeba. Przy tej okazji stosunki z klerem poprawimy. Klechy niezadowolone, że kilku biskupów pośród zdrajców na Woli gardła dało.”</text:span></text:p>
      <text:p text:style-name="P8"><text:span text:style-name="T3">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ta wojna będzie, bo Cesarz bezczynnym nie pozostanie.”</text:span></text:p>
      <text:p text:style-name="P8"><text:span text:style-name="T3">Jabłonowski: „I tak Cesarza interwencji spodziewać nam się trzeba, gdyśmy jego stronników w Rzeczypospolitej przerzedzili.”</text:span></text:p>
      <text:p text:style-name="P8"><text:span text:style-name="T3">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natomiast liczyć nie należy, dopóki władza waszej królewskiej mości i Konstytucja aktualna w pełni przez naród zaakceptowanie nie zostaną.”</text:span></text:p>
      <text:p text:style-name="P8"><text:span text:style-name="T3">Sobieski: „Z Brandenburgią zatem poradzić sobie i bez pospolitego ruszenia, i bez nowej służby wojskowej szlachty będziem musieli. Ale nic to. Piechot nam tam bardziej niźli jazdy potrzeba będzie. Lecz na razie z elektorem układać się potrzeba, a nie zwady szukać.”</text:span></text:p>
      <text:p text:style-name="P8"><text:span text:style-name="T3">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span></text:p>
      <text:p text:style-name="P8"/>
      <text:p text:style-name="P8"/>
      <text:p text:style-name="P8"/>
      <text:p text:style-name="P8">Ostrowski i Starczynski oslaniaja jakiś sejmik</text:p>
      <text:p text:style-name="P8">S<text:span text:style-name="T3">łuchy o probie porwania klejnotow koronnych przez Habsburgow</text:span></text:p>
      <text:p text:style-name="P8"><text:span text:style-name="T3">Koronacja</text:span></text:p>
      <text:p text:style-name="P8">Potem wyprawa na Poznan</text:p>
      <text:p text:style-name="P8"/>
      <text:p text:style-name="P8">Trybunal?</text:p>
      <text:p text:style-name="P8"/>
      <text:p text:style-name="P15"/>
      <text:p text:style-name="P15"/>
      <text:p text:style-name="P15"/>
      <text:p text:style-name="P15"/>
      <text:p text:style-name="P15"><text:s/></text:p>
      <text:p text:style-name="P4"/>
      <text:p text:style-name="P4">Peter wmieszał się pomiędzy dragonów Jabłonowskiego, i wreszcie usłyszał, jak wojewoda cicho mówił: „wojnę z Turkiem na tem zakończymy. Potem handel ruszy, Dniestrowy handel z Bakczysarajem, Białogrodem i dalej. Jak kiedyś, albo i lepiej, jeśli cesarskich do handlu nie <text:soft-page-break/>dopuścimy...” Handel, pomyślał Peter, Polacy chcą dawne szlaki handlowe wielkimi rzekami wschodu wskrzesić... Peter postanowił przy tym być.</text:p>
      <text:p text:style-name="P4"/>
      <text:p text:style-name="P4">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602</meta:editing-cycles>
    <meta:creation-date>2014-08-22T08:05:00</meta:creation-date>
    <dc:date>2015-11-08T14:42:19.99</dc:date>
    <meta:editing-duration>P58DT4H48M17S</meta:editing-duration>
    <meta:generator>OpenOffice/4.1.1$Win32 OpenOffice.org_project/411m6$Build-9775</meta:generator>
    <dc:creator>Mikolaj Trzeciecki</dc:creator>
    <meta:document-statistic meta:table-count="0" meta:image-count="0" meta:object-count="0" meta:page-count="59" meta:paragraph-count="580" meta:word-count="26888" meta:character-count="18277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